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64cm" fo:margin-left="9.932cm" table:align="left"/>
    </style:style>
    <style:style style:name="Table2.A" style:family="table-column">
      <style:table-column-properties style:column-width="7.06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paragraph-properties fo:text-align="end" style:justify-single-word="false"/>
    </style:style>
    <style:style style:name="P7" style:family="paragraph" style:parent-style-name="Contents_20_1"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3">Le <text:text-input text:description="&lt;formatLang(o.meeting_id.date,date=True)&gt;">&lt;formatLang(o.meeting_id.date,date=True)&gt;</text:text-input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4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</text:p>
      <text:p text:style-name="P4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4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4"><text:soft-page-break/>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4">Je fais suite à votre consultation de ce jour.</text:p>
      <text:p text:style-name="P4"><text:text-input text:description="&lt;/if&gt;">&lt;/if&gt;</text:text-input></text:p>
      <text:p text:style-name="P4"><text:text-input text:description="&lt;if test=&quot;o.receiver_partner is False&quot;&gt;">&lt;if test="o.receiver_partner is False"&gt;</text:text-input></text:p>
      <text:p text:style-name="P4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4"><text:text-input text:description="&lt;/if&gt;">&lt;/if&gt;</text:text-input></text:p>
      <text:p text:style-name="P4"/>
      <text:p text:style-name="P4"><text:text-input text:description="&lt;o.meeting_id.chief_complaint&gt;">&lt;o.meeting_id.chief_complaint&gt;</text:text-input></text:p>
      <text:p text:style-name="P4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</text:p>
      <text:p text:style-name="P2"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4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as_od == line.as_os&quot;&gt;">&lt;when test="line.as_od == line.as_os"&gt;</text:text-input></text:p>
      <text:p text:style-name="P8">ODG : <text:text-input text:description="&lt;line.as_od&gt;">a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iop_od == line.iop_os&quot;&gt;">&lt;when test="line.iop_od == line.iop_os"&gt;</text:text-input></text:p>
      <text:p text:style-name="P2">TO: ODG: <text:text-input text:description="&lt;line.iop_od&gt;">&lt;line.iop_od&gt;</text:text-input>, à l'aplanation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TO : OD: <text:text-input text:description="&lt;line.iop_od&gt;">&lt;line.iop_od&gt;</text:text-input> <text:s/>|  OG:<text:text-input text:description="&lt;line.iop_os&gt;">&lt;line.iop_os&gt;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ps_od == line.ps_os&quot;&gt;">&lt;when test="line.ps_od == line.ps_os"&gt;</text:text-input></text:p>
      <text:p text:style-name="P8"><text:soft-page-break/>ODG : <text:text-input text:description="&lt;line.ps_od&gt;">p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Conclusion :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7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6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6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3-30T21:55:56</dc:date>
    <meta:editing-duration>P1DT1H42M28S</meta:editing-duration>
    <meta:editing-cycles>184</meta:editing-cycles>
    <dc:creator>L. FRANCOIS</dc:creator>
    <meta:document-statistic meta:table-count="3" meta:image-count="0" meta:object-count="0" meta:page-count="3" meta:paragraph-count="123" meta:word-count="390" meta:character-count="3723" meta:non-whitespace-character-count="3449"/>
  </office:meta>
</office:document-meta>
</file>